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StarSymbol" svg:font-family="StarSymbol" style:font-charset="x-symbol"/>
    <style:font-face style:name="sans-serif" svg:font-family="sans-serif"/>
  </office:font-face-decls>
  <office:automatic-styles>
    <style:style style:name="P1" style:family="paragraph" style:parent-style-name="Standard">
      <style:text-properties fo:font-size="16pt" fo:font-weight="normal" officeooo:rsid="00210eae" officeooo:paragraph-rsid="00210eae" style:font-size-asian="14pt" style:font-weight-asian="normal" style:font-size-complex="16pt" style:font-weight-complex="normal"/>
    </style:style>
    <style:style style:name="P2" style:family="paragraph" style:parent-style-name="Standard">
      <style:text-properties fo:font-size="16pt" fo:font-weight="normal" officeooo:rsid="00222a5b" officeooo:paragraph-rsid="00222a5b"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fo:font-size="20pt" officeooo:paragraph-rsid="001dd818"/>
    </style:style>
    <style:style style:name="P4" style:family="paragraph" style:parent-style-name="Standard">
      <style:paragraph-properties fo:text-align="start" style:justify-single-word="false"/>
      <style:text-properties officeooo:rsid="001dd818" officeooo:paragraph-rsid="001f64e9"/>
    </style:style>
    <style:style style:name="P5" style:family="paragraph" style:parent-style-name="Standard">
      <style:paragraph-properties fo:text-align="center" style:justify-single-word="false"/>
      <style:text-properties officeooo:rsid="001dd818" officeooo:paragraph-rsid="00210eae"/>
    </style:style>
    <style:style style:name="P6" style:family="paragraph" style:parent-style-name="Standard">
      <style:text-properties style:font-name="sans-serif" fo:font-size="20pt" fo:font-weight="normal" officeooo:rsid="00210eae" officeooo:paragraph-rsid="00210eae" style:font-size-asian="17.5pt" style:font-weight-asian="normal" style:font-size-complex="20pt" style:font-weight-complex="normal"/>
    </style:style>
    <style:style style:name="P7" style:family="paragraph" style:parent-style-name="Standard">
      <style:text-properties style:font-name="sans-serif" fo:font-size="20pt" fo:font-weight="normal" officeooo:rsid="00222a5b" officeooo:paragraph-rsid="00222a5b"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style:font-name="sans-serif" fo:font-size="16pt" fo:font-weight="normal" officeooo:rsid="001dd818" officeooo:paragraph-rsid="001dd818" style:font-size-asian="14pt" style:font-weight-asian="normal" style:font-size-complex="16pt" style:font-weight-complex="normal"/>
    </style:style>
    <style:style style:name="P9" style:family="paragraph" style:parent-style-name="Standard">
      <style:text-properties style:font-name="sans-serif" fo:font-size="16pt" fo:font-weight="normal" officeooo:rsid="00210eae" officeooo:paragraph-rsid="00210eae" style:font-size-asian="14pt" style:font-weight-asian="normal" style:font-size-complex="16pt" style:font-weight-complex="normal"/>
    </style:style>
    <style:style style:name="P10" style:family="paragraph" style:parent-style-name="Standard">
      <style:text-properties style:font-name="sans-serif" fo:font-size="16pt" fo:font-weight="normal" officeooo:rsid="00222a5b" officeooo:paragraph-rsid="00222a5b" style:font-size-asian="14pt" style:font-weight-asian="normal" style:font-size-complex="16pt" style:font-weight-complex="normal"/>
    </style:style>
    <style:style style:name="P11" style:family="paragraph" style:parent-style-name="Standard">
      <style:text-properties style:font-name="sans-serif" fo:font-size="16.2999992370605pt" fo:font-weight="normal" officeooo:paragraph-rsid="001dd818" style:font-size-asian="20pt" style:font-weight-asian="normal" style:font-size-complex="20pt" style:font-weight-complex="normal"/>
    </style:style>
    <style:style style:name="P12" style:family="paragraph" style:parent-style-name="Standard">
      <style:text-properties style:font-name="sans-serif" fo:font-size="16.2999992370605pt" fo:font-weight="normal" officeooo:rsid="00210eae" officeooo:paragraph-rsid="00210eae" style:font-size-asian="20pt" style:font-weight-asian="normal" style:font-size-complex="20pt" style:font-weight-complex="normal"/>
    </style:style>
    <style:style style:name="P13" style:family="paragraph" style:parent-style-name="Standard" style:list-style-name="L1">
      <style:paragraph-properties fo:text-align="start" style:justify-single-word="false"/>
      <style:text-properties style:font-name="sans-serif" fo:font-size="18pt" fo:font-style="normal" fo:font-weight="normal" officeooo:rsid="001dd818" officeooo:paragraph-rsid="001dd818"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style:text-properties style:font-name="sans-serif" fo:font-size="18pt" fo:font-weight="normal" officeooo:rsid="00253e04" officeooo:paragraph-rsid="00253e04" style:font-size-asian="15.75pt" style:font-weight-asian="normal" style:font-size-complex="18pt" style:font-weight-complex="normal"/>
    </style:style>
    <style:style style:name="P15" style:family="paragraph" style:parent-style-name="Standard" style:list-style-name="L1">
      <style:paragraph-properties fo:text-align="start" style:justify-single-word="false"/>
      <style:text-properties style:font-name="sans-serif" fo:font-size="16pt" fo:font-weight="normal" officeooo:rsid="001dd818" officeooo:paragraph-rsid="001dd818" style:font-size-asian="14pt" style:font-weight-asian="normal" style:font-size-complex="16pt" style:font-weight-complex="normal"/>
    </style:style>
    <style:style style:name="P16" style:family="paragraph" style:parent-style-name="Standard">
      <style:text-properties style:font-name="sans-serif" fo:font-size="16pt" fo:font-weight="normal" officeooo:rsid="00222a5b" officeooo:paragraph-rsid="00222a5b" style:font-size-asian="14pt" style:font-weight-asian="normal" style:font-size-complex="16pt" style:font-weight-complex="normal"/>
    </style:style>
    <style:style style:name="P17" style:family="paragraph" style:parent-style-name="Standard">
      <style:text-properties style:font-name="sans-serif" fo:font-size="16pt" fo:font-weight="normal" officeooo:rsid="0022c1c0" officeooo:paragraph-rsid="0022c1c0" style:font-size-asian="14pt" style:font-weight-asian="normal" style:font-size-complex="16pt" style:font-weight-complex="normal"/>
    </style:style>
    <style:style style:name="P18" style:family="paragraph" style:parent-style-name="Standard" style:list-style-name="L1">
      <style:paragraph-properties fo:text-align="start" style:justify-single-word="false"/>
      <style:text-properties style:font-name="sans-serif" fo:font-size="15pt" fo:font-weight="normal" officeooo:rsid="001dd818" officeooo:paragraph-rsid="001dd818" style:font-size-asian="15pt" style:font-weight-asian="normal" style:font-size-complex="15pt" style:font-weight-complex="normal"/>
    </style:style>
    <style:style style:name="P19" style:family="paragraph" style:parent-style-name="Standard">
      <style:text-properties style:font-name="sans-serif" fo:font-size="20pt" fo:font-weight="bold" officeooo:rsid="0022c1c0" officeooo:paragraph-rsid="0022c1c0" style:font-size-asian="17.5pt" style:font-weight-asian="bold" style:font-size-complex="20pt" style:font-weight-complex="bold"/>
    </style:style>
    <style:style style:name="P20" style:family="paragraph" style:parent-style-name="Standard">
      <style:paragraph-properties fo:text-align="center" style:justify-single-word="false"/>
      <style:text-properties style:font-name="sans-serif" fo:font-size="20pt" fo:font-weight="bold" officeooo:rsid="001dd818" officeooo:paragraph-rsid="00253e04" style:font-size-asian="20pt" style:font-weight-asian="bold" style:font-size-complex="20pt" style:font-weight-complex="bold"/>
    </style:style>
    <style:style style:name="P21" style:family="paragraph" style:parent-style-name="Standard">
      <style:text-properties style:font-name="sans-serif" fo:font-size="20pt" fo:font-weight="normal" officeooo:rsid="0022c1c0" officeooo:paragraph-rsid="0022c1c0" style:font-size-asian="17.5pt" style:font-weight-asian="normal" style:font-size-complex="20pt" style:font-weight-complex="normal"/>
    </style:style>
    <style:style style:name="P22" style:family="paragraph" style:parent-style-name="Standard" style:list-style-name="L1">
      <style:paragraph-properties fo:text-align="start" style:justify-single-word="false"/>
      <style:text-properties officeooo:rsid="001dd818" officeooo:paragraph-rsid="001dd818"/>
    </style:style>
    <style:style style:name="P23" style:family="paragraph" style:parent-style-name="Standard" style:list-style-name="L1">
      <style:paragraph-properties fo:text-align="start" style:justify-single-word="false"/>
      <style:text-properties officeooo:rsid="001dd818" officeooo:paragraph-rsid="001f64e9"/>
    </style:style>
    <style:style style:name="T1" style:family="text">
      <style:text-properties style:font-name="sans-serif"/>
    </style:style>
    <style:style style:name="T2" style:family="text">
      <style:text-properties style:font-name="sans-serif" fo:font-weight="bold" style:font-weight-asian="bold" style:font-weight-complex="bold"/>
    </style:style>
    <style:style style:name="T3" style:family="text">
      <style:text-properties style:font-name="sans-serif" fo:font-size="15pt" fo:font-weight="normal" style:font-size-asian="15pt" style:font-weight-asian="normal" style:font-size-complex="15pt" style:font-weight-complex="normal"/>
    </style:style>
    <style:style style:name="T4" style:family="text">
      <style:text-properties style:font-name="sans-serif" fo:font-size="15pt" fo:font-weight="normal" officeooo:rsid="001f64e9" style:font-size-asian="15pt" style:font-weight-asian="normal" style:font-size-complex="15pt" style:font-weight-complex="normal"/>
    </style:style>
    <style:style style:name="T5" style:family="text">
      <style:text-properties style:font-name="sans-serif" fo:font-size="24pt" fo:font-weight="normal" officeooo:rsid="001f64e9" style:font-size-asian="21pt" style:font-weight-asian="normal" style:font-size-complex="24pt" style:font-weight-complex="normal"/>
    </style:style>
    <style:style style:name="T6" style:family="text">
      <style:text-properties style:font-name="sans-serif" style:text-underline-style="solid" style:text-underline-width="auto" style:text-underline-color="font-color" fo:font-weight="bold" style:font-weight-asian="bold" style:font-weight-complex="bold"/>
    </style:style>
    <style:style style:name="T7" style:family="text">
      <style:text-properties style:font-name="sans-serif" fo:font-size="28pt" style:text-underline-style="solid" style:text-underline-width="auto" style:text-underline-color="font-color" fo:font-weight="bold" officeooo:rsid="00210eae" style:font-size-asian="28pt" style:font-weight-asian="bold" style:font-size-complex="28pt" style:font-weight-complex="bold"/>
    </style:style>
    <style:style style:name="T8" style:family="text">
      <style:text-properties style:text-line-through-style="none" style:text-line-through-type="none" style:font-name="sans-serif" style:text-underline-style="solid" style:text-underline-width="auto" style:text-underline-color="font-color" fo:font-weight="bold" style:font-weight-asian="bold" style:font-weight-complex="bold"/>
    </style:style>
    <style:style style:name="T9" style:family="text">
      <style:text-properties officeooo:rsid="00253e04"/>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9">ASSIGNMENT 2 </text:span></text:p>
      <text:p text:style-name="P20"/>
      <text:p text:style-name="P14">NAME :ANUJA ARUN LATKAR</text:p>
      <text:p text:style-name="P14"/>
      <text:p text:style-name="P14">DIV :B</text:p>
      <text:p text:style-name="P14"/>
      <text:p text:style-name="P14">BATCH : B1</text:p>
      <text:p text:style-name="P14"/>
      <text:p text:style-name="P14">ROLL NO : C02083</text:p>
      <text:p text:style-name="P14"/>
      <text:p text:style-name="P14"/>
      <text:p text:style-name="P20">USING STRUCTURED BRAINSTORMIN TECHIQUE GENERATE BUSINESS IDEAS</text:p>
      <text:p text:style-name="P8"/>
      <text:p text:style-name="P8"/>
      <text:p text:style-name="P3"/>
      <text:list xml:id="list1045864165" text:style-name="L1">
        <text:list-item>
          <text:p text:style-name="P13">social impact base problems</text:p>
          <text:p text:style-name="P15"/>
          <text:p text:style-name="P18">1. poverty</text:p>
          <text:p text:style-name="P18">2. Inequality</text:p>
          <text:p text:style-name="P22"><text:span text:style-name="T3">3. </text:span><text:span text:style-name="Strong_20_Emphasis"><text:span text:style-name="T3">Healthcare</text:span></text:span></text:p>
          <text:p text:style-name="P22"><text:span text:style-name="Strong_20_Emphasis"><text:span text:style-name="T3">4. Education</text:span></text:span></text:p>
          <text:p text:style-name="P22"><text:span text:style-name="Strong_20_Emphasis"><text:span text:style-name="T3">5. Housing</text:span></text:span></text:p>
          <text:p text:style-name="P22"><text:span text:style-name="Strong_20_Emphasis"><text:span text:style-name="T3">6. ClimateChange</text:span></text:span></text:p>
          <text:p text:style-name="P22"><text:span text:style-name="Strong_20_Emphasis"><text:span text:style-name="T3">7. Pollution</text:span></text:span></text:p>
          <text:p text:style-name="P22"><text:span text:style-name="Strong_20_Emphasis"><text:span text:style-name="T3">8. </text:span></text:span><text:span text:style-name="Strong_20_Emphasis"><text:span text:style-name="T4">Hunger and food insecurity</text:span></text:span></text:p>
          <text:p text:style-name="P23"><text:span text:style-name="Strong_20_Emphasis"><text:span text:style-name="T4">9. Substance Abuse</text:span></text:span></text:p>
        </text:list-item>
      </text:list>
      <text:p text:style-name="P4"><text:span text:style-name="Strong_20_Emphasis"><text:span text:style-name="T4"><text:s text:c="6"/>10. Crime Violence</text:span></text:span></text:p>
      <text:p text:style-name="P4"><text:span text:style-name="Strong_20_Emphasis"><text:span text:style-name="T4"><text:s text:c="7"/>11.Political Instability</text:span></text:span></text:p>
      <text:p text:style-name="P4"><text:span text:style-name="Strong_20_Emphasis"><text:span text:style-name="T4"/></text:span></text:p>
      <text:p text:style-name="P4"><text:span text:style-name="Strong_20_Emphasis"><text:span text:style-name="T5"/></text:span></text:p>
      <text:p text:style-name="P4"><text:span text:style-name="Strong_20_Emphasis"><text:span text:style-name="T5"/></text:span></text:p>
      <text:p text:style-name="P5"><text:span text:style-name="Strong_20_Emphasis"><text:span text:style-name="T7">EDUCATION</text:span></text:span></text:p>
      <text:p text:style-name="P4"><text:span text:style-name="Strong_20_Emphasis"><text:span text:style-name="T5"/></text:span></text:p>
      <text:p text:style-name="P11"/>
      <text:p text:style-name="P12"><text:soft-page-break/>Education problems refer to challenges and issues within the education system, such as limited access, poor quality, inadequate resources, and inequities. These problems can impact students' learning outcomes, opportunities, and future prospects.</text:p>
      <text:p text:style-name="P12"/>
      <text:p text:style-name="P12"/>
      <text:p text:style-name="P6">EDUCATION PROBLEMS :</text:p>
      <text:p text:style-name="P9"/>
      <text:p text:style-name="P1"><text:span text:style-name="T1">1. </text:span><text:span text:style-name="T2">Access and Equity</text:span><text:span text:style-name="T1">: Limited access to quality education, especially for marginalized communities.</text:span></text:p>
      <text:p text:style-name="P9"/>
      <text:p text:style-name="P1"><text:span text:style-name="T1">2.</text:span><text:span text:style-name="T2"> Quality of Education</text:span><text:span text:style-name="T1">: Outdated curriculums, inadequate infrastructure, and unqualified teachers.</text:span></text:p>
      <text:p text:style-name="P9"/>
      <text:p text:style-name="P1"><text:span text:style-name="T1">3. </text:span><text:span text:style-name="T2">Financial Constraints</text:span><text:span text:style-name="T1">: Insufficient funding, high dropout rates, and limited resources.</text:span></text:p>
      <text:p text:style-name="P9"/>
      <text:p text:style-name="P1"><text:span text:style-name="T1">4. </text:span><text:span text:style-name="T2">Personalized Learning</text:span><text:span text:style-name="T1">: Difficulty in catering to individual learning needs and styles.</text:span></text:p>
      <text:p text:style-name="P9"/>
      <text:p text:style-name="P1"><text:span text:style-name="T1">5. </text:span><text:span text:style-name="T2">Technology Integration</text:span><text:span text:style-name="T1">: Limited use of technology to enhance learning experiences.</text:span></text:p>
      <text:p text:style-name="P9"/>
      <text:p text:style-name="P1"><text:span text:style-name="T1">6. </text:span><text:span text:style-name="T2">Teacher Shortages</text:span><text:span text:style-name="T1">: Shortage of qualified teachers, especially in rural areas.</text:span></text:p>
      <text:p text:style-name="P9"/>
      <text:p text:style-name="P1"><text:span text:style-name="T1">7. </text:span><text:span text:style-name="T2">Student Engagement</text:span><text:span text:style-name="T1">: Low motivation and engagement among students.</text:span></text:p>
      <text:p text:style-name="P9"/>
      <text:p text:style-name="P1"><text:span text:style-name="T1">8. </text:span><text:span text:style-name="T2">Assessment and Evaluation</text:span><text:span text:style-name="T1">: Overemphasis on standardized testing, neglecting critical thinking and creativity.</text:span></text:p>
      <text:p text:style-name="P9"/>
      <text:p text:style-name="P9"/>
      <text:p text:style-name="P7">Business ideas addressing these problems include</text:p>
      <text:p text:style-name="P7"><text:soft-page-break/></text:p>
      <text:p text:style-name="P7"/>
      <text:p text:style-name="P2"><text:span text:style-name="T1">- </text:span><text:span text:style-name="T6">Online Tutoring Platforms</text:span><text:span text:style-name="T1">: Providing personalized learning experiences and access to quality education through online platforms, such as Coursera and Khan Academy.</text:span></text:p>
      <text:p text:style-name="P10"/>
      <text:p text:style-name="P2"><text:span text:style-name="T1">- </text:span><text:span text:style-name="T8">E-Learning Course Creation</text:span><text:span text:style-name="T1">: Creating and selling online courses on platforms like Udemy and Teachable.</text:span></text:p>
      <text:p text:style-name="P10"/>
      <text:p text:style-name="P2"><text:span text:style-name="T1">- </text:span><text:span text:style-name="T6">EdTech Software Development</text:span><text:span text:style-name="T1">: Developing educational software and apps that enhance learning experiences, such as adaptive learning platforms like Knewton.</text:span></text:p>
      <text:p text:style-name="P10"/>
      <text:p text:style-name="P2"><text:span text:style-name="T1">- </text:span><text:span text:style-name="T6">Language Learning Apps</text:span><text:span text:style-name="T1">: Creating interactive language learning apps with personalized features, like Duolingo.</text:span></text:p>
      <text:p text:style-name="P10"/>
      <text:p text:style-name="P2"><text:span text:style-name="T1">-</text:span><text:span text:style-name="T8"> Teacher Training Institutes</text:span><text:span text:style-name="T1">: Offering training programs for teachers to enhance their skills and knowledge.</text:span></text:p>
      <text:p text:style-name="P10"/>
      <text:p text:style-name="P2"><text:span text:style-name="T1">-</text:span><text:span text:style-name="T6"> Early Childhood Education Centers</text:span><text:span text:style-name="T1">: Establishing centers that focus on cognitive, social, and emotional development in young children.</text:span></text:p>
      <text:p text:style-name="P10"/>
      <text:p text:style-name="P2"><text:span text:style-name="T1">- </text:span><text:span text:style-name="T6">Vocational Training Programs</text:span><text:span text:style-name="T1">: Initiating coaching centers or vocational training programs that address the demand for specialized skills like coding, digital marketing, or healthcare-related certifications.</text:span></text:p>
      <text:p text:style-name="P10"/>
      <text:p text:style-name="P2"><text:span text:style-name="T1">- </text:span><text:span text:style-name="T8">School Supplies Manufacturin</text:span><text:span text:style-name="T1">g: Manufacturing school bags, notebooks, or other essential supplies.</text:span></text:p>
      <text:p text:style-name="P10"/>
      <text:p text:style-name="P2"><text:span text:style-name="T1">- </text:span><text:span text:style-name="T6">Educational Consulting</text:span><text:span text:style-name="T1">: Providing expert advice on curriculum development, educational strategies, and admissions counseling</text:span></text:p>
      <text:p text:style-name="P10"/>
      <text:p text:style-name="P10"><text:soft-page-break/></text:p>
      <text:p text:style-name="P10"/>
      <text:p text:style-name="P19">CONCLUSION :</text:p>
      <text:p text:style-name="P17"/>
      <text:p text:style-name="P17"/>
      <text:p text:style-name="P17">Education is a vital sector that offers numerous opportunities for innovation and entrepreneurship. By addressing key problems such as limited access, outdated curriculums, and inadequate personalized learning, businesses can create impactful solutions that improve learning outcomes and support students, teachers, and institutions.</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StarSymbol" svg:font-family="Star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1:14:46.746301662</meta:creation-date>
    <dc:date>2025-08-26T15:44:19.144385758</dc:date>
    <meta:editing-duration>PT18M47S</meta:editing-duration>
    <meta:editing-cycles>3</meta:editing-cycles>
    <meta:generator>LibreOffice/7.3.7.2$Linux_X86_64 LibreOffice_project/30$Build-2</meta:generator>
    <meta:document-statistic meta:table-count="0" meta:image-count="0" meta:object-count="0" meta:page-count="4" meta:paragraph-count="42" meta:word-count="396" meta:character-count="2960" meta:non-whitespace-character-count="2602"/>
  </office:meta>
</office:document-meta>
</file>